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9.07cm"/>
    </style:style>
    <style:style style:name="co6" style:family="table-column">
      <style:table-column-properties fo:break-before="auto" style:column-width="4.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Objective functi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2491515432" calcext:value-type="float">
            <text:p>2491515432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3587261409" calcext:value-type="float">
            <text:p>3587261409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1032037070" calcext:value-type="float">
            <text:p>1032037070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306260563" calcext:value-type="float">
            <text:p>306260563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4065217807" calcext:value-type="float">
            <text:p>4065217807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3828340685" calcext:value-type="float">
            <text:p>3828340685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1049421927" calcext:value-type="float">
            <text:p>1049421927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3809903001" calcext:value-type="float">
            <text:p>3809903001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3566994631" calcext:value-type="float">
            <text:p>3566994631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0" calcext:value-type="float">
            <text:p>0</text:p>
          </table:table-cell>
          <table:table-cell office:value-type="float" office:value="1801126780" calcext:value-type="float">
            <text:p>1801126780</text:p>
          </table:table-cell>
          <table:table-cell office:value-type="string" calcext:value-type="string">
            <text:p>[0.0; 0.0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1199768931" calcext:value-type="float">
            <text:p>1199768931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1944185801" calcext:value-type="float">
            <text:p>1944185801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3488599345" calcext:value-type="float">
            <text:p>3488599345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1939874307" calcext:value-type="float">
            <text:p>1939874307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3801844832" calcext:value-type="float">
            <text:p>3801844832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3009120300" calcext:value-type="float">
            <text:p>3009120300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138065258" calcext:value-type="float">
            <text:p>138065258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3563115580" calcext:value-type="float">
            <text:p>3563115580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2019675605" calcext:value-type="float">
            <text:p>2019675605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2.5" calcext:value-type="float">
            <text:p>12.5</text:p>
          </table:table-cell>
          <table:table-cell office:value-type="float" office:value="561501195" calcext:value-type="float">
            <text:p>561501195</text:p>
          </table:table-cell>
          <table:table-cell office:value-type="string" calcext:value-type="string">
            <text:p>[0.0; 0.0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3848614992" calcext:value-type="float">
            <text:p>3848614992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131395699" calcext:value-type="float">
            <text:p>1131395699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2685135356" calcext:value-type="float">
            <text:p>2685135356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741336571" calcext:value-type="float">
            <text:p>1741336571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144539318" calcext:value-type="float">
            <text:p>1144539318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420350067" calcext:value-type="float">
            <text:p>420350067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2020553849" calcext:value-type="float">
            <text:p>2020553849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775722238" calcext:value-type="float">
            <text:p>1775722238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2323811627" calcext:value-type="float">
            <text:p>2323811627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5" calcext:value-type="float">
            <text:p>25</text:p>
          </table:table-cell>
          <table:table-cell office:value-type="float" office:value="1934379182" calcext:value-type="float">
            <text:p>1934379182</text:p>
          </table:table-cell>
          <table:table-cell office:value-type="string" calcext:value-type="string">
            <text:p>[0.0; 0.0]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163656430" calcext:value-type="float">
            <text:p>163656430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1686665029" calcext:value-type="float">
            <text:p>1686665029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2555145989" calcext:value-type="float">
            <text:p>2555145989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1217771816" calcext:value-type="float">
            <text:p>1217771816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2631885983" calcext:value-type="float">
            <text:p>2631885983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2772443691" calcext:value-type="float">
            <text:p>2772443691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2397398411" calcext:value-type="float">
            <text:p>2397398411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715815853" calcext:value-type="float">
            <text:p>715815853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267435398" calcext:value-type="float">
            <text:p>267435398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50" calcext:value-type="float">
            <text:p>50</text:p>
          </table:table-cell>
          <table:table-cell office:value-type="float" office:value="3607855704" calcext:value-type="float">
            <text:p>3607855704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2664685874" calcext:value-type="float">
            <text:p>2664685874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2147841331" calcext:value-type="float">
            <text:p>2147841331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1242846082" calcext:value-type="float">
            <text:p>1242846082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3572625928" calcext:value-type="float">
            <text:p>3572625928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1749678051" calcext:value-type="float">
            <text:p>1749678051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162949765" calcext:value-type="float">
            <text:p>162949765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3813471382" calcext:value-type="float">
            <text:p>3813471382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2574310253" calcext:value-type="float">
            <text:p>2574310253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2700858016" calcext:value-type="float">
            <text:p>2700858016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100" calcext:value-type="float">
            <text:p>100</text:p>
          </table:table-cell>
          <table:table-cell office:value-type="float" office:value="3284040646" calcext:value-type="float">
            <text:p>3284040646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3514634446" calcext:value-type="float">
            <text:p>3514634446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4231141743" calcext:value-type="float">
            <text:p>4231141743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2613928693" calcext:value-type="float">
            <text:p>2613928693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3872296598" calcext:value-type="float">
            <text:p>3872296598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1242471189" calcext:value-type="float">
            <text:p>1242471189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116852434" calcext:value-type="float">
            <text:p>116852434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3959742121" calcext:value-type="float">
            <text:p>3959742121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3262829580" calcext:value-type="float">
            <text:p>3262829580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2791917371" calcext:value-type="float">
            <text:p>2791917371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200" calcext:value-type="float">
            <text:p>200</text:p>
          </table:table-cell>
          <table:table-cell office:value-type="float" office:value="3754999519" calcext:value-type="float">
            <text:p>3754999519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1904143753" calcext:value-type="float">
            <text:p>1904143753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4256472454" calcext:value-type="float">
            <text:p>4256472454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2941192607" calcext:value-type="float">
            <text:p>2941192607</text:p>
          </table:table-cell>
          <table:table-cell office:value-type="string" calcext:value-type="string">
            <text:p>[0.7984365924495006; 0.39768157660366443]</text:p>
          </table:table-cell>
          <table:table-cell office:value-type="float" office:value="265.600129207775" calcext:value-type="float">
            <text:p>265.600129207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2843617871" calcext:value-type="float">
            <text:p>2843617871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1990484258" calcext:value-type="float">
            <text:p>1990484258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2194739417" calcext:value-type="float">
            <text:p>2194739417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770224707" calcext:value-type="float">
            <text:p>770224707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583703409" calcext:value-type="float">
            <text:p>583703409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2820824513" calcext:value-type="float">
            <text:p>2820824513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400" calcext:value-type="float">
            <text:p>400</text:p>
          </table:table-cell>
          <table:table-cell office:value-type="float" office:value="848630862" calcext:value-type="float">
            <text:p>848630862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750166777" calcext:value-type="float">
            <text:p>750166777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920458015" calcext:value-type="float">
            <text:p>920458015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590199919" calcext:value-type="float">
            <text:p>590199919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3432036922" calcext:value-type="float">
            <text:p>3432036922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1419400004" calcext:value-type="float">
            <text:p>1419400004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1117064271" calcext:value-type="float">
            <text:p>1117064271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2370544309" calcext:value-type="float">
            <text:p>2370544309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2655152064" calcext:value-type="float">
            <text:p>2655152064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15506965" calcext:value-type="float">
            <text:p>15506965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MA</text:p>
          </table:table-cell>
          <table:table-cell office:value-type="string" calcext:value-type="string">
            <text:p>ThreeBarTruss</text:p>
          </table:table-cell>
          <table:table-cell office:value-type="float" office:value="800" calcext:value-type="float">
            <text:p>800</text:p>
          </table:table-cell>
          <table:table-cell office:value-type="float" office:value="2690634822" calcext:value-type="float">
            <text:p>2690634822</text:p>
          </table:table-cell>
          <table:table-cell office:value-type="string" calcext:value-type="string">
            <text:p>[0.8; 0.4]</text:p>
          </table:table-cell>
          <table:table-cell office:value-type="float" office:value="266.274169979695" calcext:value-type="float">
            <text:p>266.2741699796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18:24:57.493384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7:23:34.553417702</meta:creation-date>
    <dc:date>2024-09-27T17:39:29.166098753</dc:date>
    <meta:editing-duration>PT12M58S</meta:editing-duration>
    <meta:editing-cycles>4</meta:editing-cycles>
    <meta:generator>LibreOffice/24.2.6.2$Linux_X86_64 LibreOffice_project/420$Build-2</meta:generator>
    <meta:document-statistic meta:table-count="1" meta:cell-count="486" meta:object-count="0"/>
  </office:meta>
</office:document-meta>
</file>